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1911" officeooo:paragraph-rsid="000d191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d1911" officeooo:paragraph-rsid="000d19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idad 2. Uso de estilos.</text:p>
      <text:p text:style-name="Subtitle">Actividad 1</text:p>
      <text:p text:style-name="P1"/>
      <text:list xml:id="list1112323021" text:style-name="L1">
        <text:list-item>
          <text:p text:style-name="P2">Crear un página web párrafos, para aplicar los siguientes estilos de fuentes:</text:p>
          <text:list>
            <text:list-item>
              <text:p text:style-name="P2">Crear un párrafo con un interliniado de 1.5em</text:p>
            </text:list-item>
            <text:list-item>
              <text:p text:style-name="P2">Crear un párrafo con un interliniado del 75% de lo normal.</text:p>
            </text:list-item>
            <text:list-item>
              <text:p text:style-name="P2">Utiliza una fuente enlazada de fonts.google, para el paso 1 y 2.</text:p>
            </text:list-item>
            <text:list-item>
              <text:p text:style-name="P2">Crea un párrafo con tamaño absoluto x-large.</text:p>
            </text:list-item>
            <text:list-item>
              <text:p text:style-name="P2">Crea un párrafo con tamaño abosluto small.</text:p>
            </text:list-item>
            <text:list-item>
              <text:p text:style-name="P2">Crea un div con un tamaño absoluto xx-large y dentro un p con un tamaño relativo un poco más pequeño. Dentro del p una lista numerada con un tamaño de fuente un poco más pequeño.</text:p>
            </text:list-item>
            <text:list-item>
              <text:p text:style-name="P2">Crear un div con un tamaño numérico con unidades relativas <text:s/>del 125% y dentro de este dos párrafos con un grosor de fuente superior al del div y cursiva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9:24:03.593706987</meta:creation-date>
    <dc:date>2021-10-14T19:35:00.389162314</dc:date>
    <meta:editing-duration>PT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6" meta:character-count="713" meta:non-whitespace-character-count="594"/>
  </office:meta>
</office:document-meta>
</file>